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6A00000045DA5FA278.png" manifest:media-type="image/png"/>
  <manifest:file-entry manifest:full-path="Pictures/100000000000006A00000045C0A4B8F0.png" manifest:media-type="image/png"/>
  <manifest:file-entry manifest:full-path="Pictures/100000000000006A00000045D0BD7A02.png" manifest:media-type="image/png"/>
  <manifest:file-entry manifest:full-path="Pictures/100000000000006A00000045C544586C.png" manifest:media-type="image/png"/>
  <manifest:file-entry manifest:full-path="Pictures/100000000000006A00000045BDA49ECD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9999" draw:textarea-horizontal-align="justify" draw:textarea-vertical-align="middle" draw:auto-grow-height="false" fo:min-height="24.515cm" fo:min-width="13.787cm" loext:decorative="false"/>
    </style:style>
    <style:style style:name="gr2" style:family="graphic" style:parent-style-name="standard">
      <style:graphic-properties svg:stroke-width="0.508cm" svg:stroke-color="#000000" draw:marker-start-width="0.965cm" draw:marker-end-width="0.965cm" draw:fill="solid" draw:fill-color="#999999" draw:textarea-horizontal-align="justify" draw:textarea-vertical-align="middle" draw:auto-grow-height="false" fo:min-height="20.514cm" fo:min-width="7.438cm" fo:padding-top="0.379cm" fo:padding-bottom="0.379cm" fo:padding-left="0.504cm" fo:padding-right="0.504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756cm" loext:decorative="false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1.40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279cm" loext:decorative="false"/>
      <style:paragraph-properties style:writing-mode="lr-tb"/>
    </style:style>
    <style:style style:name="gr6" style:family="graphic" style:parent-style-name="standard">
      <style:graphic-properties draw:fill="solid" draw:fill-color="#ff3838" draw:textarea-horizontal-align="justify" draw:textarea-vertical-align="middle" draw:auto-grow-height="false" fo:min-height="1.655cm" fo:min-width="1.405cm" style:writing-mode="lr-tb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Arrow_20_Line" style:list-style-name="L1">
      <style:graphic-properties draw:stroke="dash" draw:stroke-dash="Long_20_Dot" draw:textarea-vertical-align="middle" draw:line-distance="0.246cm" draw:end-guide="1.281cm" draw:placing="below" loext:decorative="false"/>
      <style:paragraph-properties style:writing-mode="lr-tb"/>
    </style:style>
    <style:style style:name="gr9" style:family="graphic" style:parent-style-name="Arrow_20_Line" style:list-style-name="L1">
      <style:graphic-properties draw:textarea-vertical-align="middle" draw:line-distance="1.069cm" draw:placing="below" loext:decorative="false"/>
      <style:paragraph-properties style:writing-mode="lr-tb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none" draw:fill-color="#ffffff"/>
      <style:text-properties fo:font-size="32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3838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87cm" svg:height="24.765cm" svg:x="5.445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938cm" svg:height="21.272cm" svg:x="8.619cm" svg:y="3.64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256cm" svg:height="1.517cm" svg:x="17.192cm" svg:y="24.812cm">
          <draw:text-box>
            <text:p><text:span text:style-name="T1">A</text:span></text:p>
          </draw:text-box>
        </draw:frame>
        <draw:custom-shape draw:style-name="gr4" draw:text-style-name="P3" draw:layer="layout" svg:width="1.905cm" svg:height="1.27cm" svg:x="15.605cm" svg:y="18.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05cm" svg:height="1.27cm" svg:x="15.605cm" svg:y="11.9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05cm" svg:height="1.27cm" svg:x="15.605cm" svg:y="15.3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05cm" svg:height="1.27cm" svg:x="15.605cm" svg:y="8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05cm" svg:height="1.27cm" svg:x="15.605cm" svg:y="5.12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779cm" svg:height="1.517cm" draw:transform="rotate (1.58004657183047) translate (17.898cm 15.922cm)">
          <draw:text-box>
            <text:p><text:span text:style-name="T1">Card Slots</text:span></text:p>
          </draw:text-box>
        </draw:frame>
        <draw:custom-shape draw:style-name="gr6" draw:text-style-name="P5" draw:layer="layout" svg:width="1.905cm" svg:height="1.905cm" svg:x="7.667cm" svg:y="9.89cm">
          <text:p text:style-name="P4">R1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243cm" svg:height="1.46cm" svg:x="15.436cm" svg:y="8.58cm">
          <draw:image xlink:href="Pictures/100000000000006A00000045C0A4B8F0.png" xlink:type="simple" xlink:show="embed" xlink:actuate="onLoad" draw:mime-type="image/png">
            <text:p/>
          </draw:image>
        </draw:frame>
        <draw:frame draw:style-name="gr7" draw:text-style-name="P6" draw:layer="layout" svg:width="2.243cm" svg:height="1.46cm" svg:x="15.435cm" svg:y="5.18cm">
          <draw:image xlink:href="Pictures/100000000000006A00000045C544586C.png" xlink:type="simple" xlink:show="embed" xlink:actuate="onLoad" draw:mime-type="image/png">
            <text:p/>
          </draw:image>
        </draw:frame>
        <draw:frame draw:style-name="gr7" draw:text-style-name="P6" draw:layer="layout" svg:width="2.243cm" svg:height="1.46cm" svg:x="15.436cm" svg:y="15.38cm">
          <draw:image xlink:href="Pictures/100000000000006A00000045D0BD7A02.png" xlink:type="simple" xlink:show="embed" xlink:actuate="onLoad" draw:mime-type="image/png">
            <text:p/>
          </draw:image>
        </draw:frame>
        <draw:frame draw:style-name="gr7" draw:text-style-name="P6" draw:layer="layout" svg:width="2.243cm" svg:height="1.46cm" svg:x="15.436cm" svg:y="11.98cm">
          <draw:image xlink:href="Pictures/100000000000006A00000045BDA49ECD.png" xlink:type="simple" xlink:show="embed" xlink:actuate="onLoad" draw:mime-type="image/png">
            <text:p/>
          </draw:image>
        </draw:frame>
        <draw:frame draw:style-name="gr7" draw:text-style-name="P6" draw:layer="layout" svg:width="2.243cm" svg:height="1.46cm" svg:x="15.436cm" svg:y="18.78cm">
          <draw:image xlink:href="Pictures/100000000000006A00000045DA5FA278.png" xlink:type="simple" xlink:show="embed" xlink:actuate="onLoad" draw:mime-type="image/png">
            <text:p/>
          </draw:image>
        </draw:frame>
        <draw:measure draw:style-name="gr8" draw:text-style-name="P8" draw:layer="measurelines" svg:x1="8.62cm" svg:y1="10.842cm" svg:x2="16.557cm" svg:y2="12.43cm">
          <text:p text:style-name="P7"><text:span text:style-name="T2">D1</text:span></text:p>
        </draw:measure>
        <draw:custom-shape draw:style-name="gr6" draw:text-style-name="P5" draw:layer="layout" svg:width="1.905cm" svg:height="1.905cm" svg:x="7.667cm" svg:y="16.24cm">
          <text:p text:style-name="P4">R2</text:p>
          <draw:enhanced-geometry svg:viewBox="0 0 21600 21600" draw:type="rectangle" draw:enhanced-path="M 0 0 L 21600 0 21600 21600 0 21600 0 0 Z N"/>
        </draw:custom-shape>
        <draw:measure draw:style-name="gr9" draw:text-style-name="P8" draw:layer="measurelines" svg:x1="8.62cm" svg:y1="17.192cm" svg:x2="16.24cm" svg:y2="15.287cm">
          <text:p text:style-name="P7">D2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06T08:24:18.022829300</meta:creation-date>
    <dc:date>2026-02-06T17:36:14.909473800</dc:date>
    <meta:editing-duration>PT5H30M20S</meta:editing-duration>
    <meta:editing-cycles>4</meta:editing-cycles>
    <meta:generator>LibreOffice/25.8.4.2$Windows_X86_64 LibreOffice_project/290daaa01b999472f0c7a3890eb6a550fd74c6df</meta:generator>
    <meta:document-statistic meta:object-count="18"/>
  </office:meta>
</office:document-meta>
</file>